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cccc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5">
      <style:table-cell-properties fo:background-color="#ffcccc" fo:border="0.06pt solid #000000"/>
    </style:style>
    <style:style style:name="ce6" style:family="table-cell" style:parent-style-name="Default">
      <style:table-cell-properties fo:background-color="#ccccff" fo:border="0.06pt solid #000000"/>
    </style:style>
    <style:style style:name="ce7" style:family="table-cell" style:parent-style-name="Default">
      <style:table-cell-properties fo:background-color="#99ccff" fo:border="0.06pt solid #000000"/>
    </style:style>
    <style:style style:name="ce8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ffcc" fo:border="0.06pt solid #000000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74mm" svg:x="34.89mm" svg:y="57.58mm">
            <loext:p draw:notify-on-update-of-ranges="Sheet1.E4:Sheet1.E9 Sheet1.F4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デュエルの統計（11:25～13:45） ※約30ゲーム目に13:00の更新適応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ce4" office:value-type="string" calcext:value-type="string">
            <text:p>％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初戦敗退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初戦敗退</text:p>
          </table:table-cell>
          <table:table-cell table:style-name="ce5" table:formula="of:=([.C4]/[.C10])*100" office:value-type="float" office:value="6" calcext:value-type="float">
            <text:p>6.00</text:p>
          </table:table-cell>
          <table:table-cell/>
          <table:table-cell table:style-name="ce6" office:value-type="string" calcext:value-type="string">
            <text:p>総プレイ時間</text:p>
          </table:table-cell>
          <table:table-cell table:style-name="ce6" office:value-type="string" calcext:value-type="string">
            <text:p>90分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2戦目敗退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2戦目敗退</text:p>
          </table:table-cell>
          <table:table-cell table:style-name="ce3" table:formula="of:=([.C5]/[.C10])*100" office:value-type="float" office:value="24" calcext:value-type="float">
            <text:p>24</text:p>
          </table:table-cell>
          <table:table-cell/>
          <table:table-cell table:style-name="ce6" office:value-type="string" calcext:value-type="string">
            <text:p>1ゲームに対する平均プレイ時間</text:p>
          </table:table-cell>
          <table:table-cell table:style-name="ce6" office:value-type="string" calcext:value-type="string">
            <text:p>1分48秒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3戦目敗退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3戦目敗退</text:p>
          </table:table-cell>
          <table:table-cell table:style-name="ce3" table:formula="of:=([.C6]/[.C10])*100"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4戦目敗退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4戦目敗退</text:p>
          </table:table-cell>
          <table:table-cell table:style-name="ce3" table:formula="of:=([.C7]/[.C10])*100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234が登場したデュエル数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5戦目敗退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5戦目敗退</text:p>
          </table:table-cell>
          <table:table-cell table:style-name="ce3" table:formula="of:=([.C8]/[.C10])*100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登場したデュエルで勝利した回数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5連勝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連勝</text:p>
          </table:table-cell>
          <table:table-cell table:style-name="ce3" table:formula="of:=([.C9]/[.C10])*100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合計</text:p>
          </table:table-cell>
          <table:table-cell table:style-name="ce2" table:formula="of:=[.C4]+[.C5]+[.C6]+[.C7]+[.C8]+[.C9]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合計</text:p>
          </table:table-cell>
          <table:table-cell table:style-name="ce3" table:formula="of:=[.F4]+[.F5]+[.F6]+[.F7]+[.F8]+[.F9]" office:value-type="float" office:value="100" calcext:value-type="float">
            <text:p>100</text:p>
          </table:table-cell>
          <table:table-cell/>
          <table:table-cell table:style-name="ce8" office:value-type="string" calcext:value-type="string" table:number-columns-spanned="3" table:number-rows-spanned="1">
            <text:p>選択するカードの傾向</text:p>
          </table:table-cell>
          <table:covered-table-cell table:number-columns-repeated="2" table:style-name="ce9"/>
          <table:table-cell table:number-columns-repeated="4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3" table:number-rows-spanned="1">
            <text:p>Joker&gt;13&gt;12&gt;11&gt;….&gt;3&gt;2&gt;1</text:p>
          </table:table-cell>
          <table:covered-table-cell table:number-columns-repeated="2" table:style-name="ce9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6" table:number-rows-spanned="5">
            <text:p>※0～30ゲームは10：45の更新を、30～50ゲームは13:00の更新を適応していますので、正確性には欠けます。</text:p>
            <text:p/>
            <text:p>体感ですが、13：00の更新を適応してから2戦目敗退する頻度が多くなったと感じました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3:44:57.239000000</meta:creation-date>
    <dc:date>2016-06-27T14:06:04.102000000</dc:date>
    <meta:editing-duration>PT10M53S</meta:editing-duration>
    <meta:editing-cycles>6</meta:editing-cycles>
    <meta:generator>LibreOffice/5.1.0.3$Windows_x86 LibreOffice_project/5e3e00a007d9b3b6efb6797a8b8e57b51ab1f737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75cm" xlink:href=".." xlink:type="simple" chart:class="chart:circle" chart:style-name="ch1">
        <chart:title svg:x="6.263cm" svg:y="0.315cm" chart:style-name="ch2">
          <text:p>デュエルの統計2</text:p>
        </chart:title>
        <chart:legend chart:legend-position="end" svg:x="13.616cm" svg:y="2.969cm" style:legend-expansion="high" chart:style-name="ch3"/>
        <chart:plot-area chart:style-name="ch4" table:cell-range-address="Sheet1.E4:Sheet1.F9" chart:data-source-has-labels="column" svg:x="0.32cm" svg:y="1.273cm" svg:width="12.976cm" svg:height="7.523cm">
          <chartooo:coordinate-region svg:x="3.047cm" svg:y="1.274cm" svg:width="7.522cm" svg:height="7.522cm"/>
          <chart:axis chart:dimension="x" chart:name="primary-x" chart:style-name="ch5" chartooo:axis-type="auto">
            <chartooo:date-scale/>
            <chart:categories table:cell-range-address="Sheet1.E4:Sheet1.E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初戦敗退</text:p>
                <draw:g>
                  <svg:desc>Sheet1.E4:Sheet1.E9</svg:desc>
                </draw:g>
              </table:table-cell>
              <table:table-cell office:value-type="float" office:value="6">
                <text:p>6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戦目敗退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戦目敗退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戦目敗退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戦目敗退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連勝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